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9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⌈⋅⌉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7" office:value-type="string" calcext:value-type="string">
            <text:p>P(|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RL</text:p>
          </table:table-cell>
          <table:table-cell table:style-name="ce7" office:value-type="string" calcext:value-type="string">
            <text:p>∇×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7" office:value-type="string" calcext:value-type="string">
            <text:p>∇⋅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⋅⌋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7" office:value-type="string" calcext:value-type="string">
            <text:p>∇ 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⋅|⋅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3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|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1:41:24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07T11:43:06.623000000</dc:date>
    <meta:editing-cycles>79</meta:editing-cycles>
    <meta:editing-duration>PT2H30M16S</meta:editing-duration>
    <meta:document-statistic meta:table-count="1" meta:cell-count="326" meta:object-count="0"/>
    <meta:user-defined meta:name="qrichtext">1</meta:user-defined>
  </office:meta>
</office:document-meta>
</file>